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center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19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0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1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3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5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6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27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/>
      <text:p text:style-name="Standard"/>
      <text:p text:style-name="P2">Saper - dokumentacja techniczna</text:p>
      <text:p text:style-name="Standard"/>
      <text:p text:style-name="P3"/>
      <text:p text:style-name="Standard"><text:span text:style-name="T4">Temat:</text:span><text:s/>Projekt gry w Sapera – algorytm i zasada działania</text:p>
      <text:p text:style-name="Standard"/>
      <text:p text:style-name="Standard"><text:span text:style-name="T5">Modyfikacje w stosunku do zakładanej funkcjonalności programu: <text:s/></text:span>Program funkcjonuje zgodnie z<text:s/>założeniami udokumentowanymi w specyfikacji.</text:p>
      <text:p text:style-name="P6"/>
      <text:p text:style-name="P7">Algorytm rozwiązania zadania:</text:p>
      <text:p text:style-name="P8"/>
      <text:p text:style-name="Standard">Algorytm jest oparty na pierwotnym schemacie działania sapera. W konsoli wyświetlana jest zakryta tablica dwuwymiarowa o szerokości M i długości N <text:s/>zapełniona znakami „@”. Generowane są na niej bomby w sposób losowy zależny od funkcji czasu z biblioteki &lt;time.h&gt;, a ich ilość podobnie jak rozmiar tablicy są uzależnione od poziomu wybranego przez gracza . Tablice przeszukuje się poprzez podanie współrzędnych x i y. W efekcie możemy:</text:p>
      <text:p text:style-name="Standard">- trafić na bombę zdefiniowaną przez liczbę 9 (oraz oznaczoną poprzez „#”) - koniec gry,</text:p>
      <text:p text:style-name="Standard">- trafić na pole neutralne, na którym znajduje się liczba od 0 do 8, która odpowiada ilości bomb otaczających wybrane pole.</text:p>
      <text:p text:style-name="Standard">W dodatku gdy trafimy na pole neutralne nieotoczone żadną bombą, obszar widoczny dla gracza będzie się zwiększał do momentu natrafienia na pole sąsiadujące z bombą. Użytkownik ma również możliwość skorzystania z flag („F”), które blokują pole i stawiane są w miejsca podejrzane o istnienie bomby. Można je ustawić poprzez podanie współrzędnych poprzedzonych znakiem „-”.</text:p>
      <text:p text:style-name="P9"/>
      <text:p text:style-name="P10">Struktury danych:</text:p>
      <text:p text:style-name="Standard">Program będzie posługiwał się główną tablicą zawierającą M*N, wskaźników na struktury w których będzie przechowywana wartość pojedynczych pól w zakresie od 0 do 9, które będą na początku gry zakryte, z możliwością ustawienia na nich flagi.</text:p>
      <text:p text:style-name="Standard"/>
      <text:p text:style-name="Standard">struct Pole {</text:p>
      <text:p text:style-name="Standard"><text:s text:c="4"/>int wartosc;</text:p>
      <text:p text:style-name="Standard"><text:s text:c="4"/>bool odkryte;</text:p>
      <text:p text:style-name="Standard"><text:s text:c="4"/>bool flaga;</text:p>
      <text:p text:style-name="Standard">};</text:p>
      <text:p text:style-name="Standard"/>
      <text:p text:style-name="Standard">W programie będę posługiwał się dynamiczną alokacją pamięci w celu ograniczenia zużycia pamięci oraz własnymi<text:s/>bibliotekami: „gra.c” i „gra.h”.</text:p>
      <text:p text:style-name="Standard"/>
      <text:p text:style-name="P11">Podział na funkcje:</text:p>
      <text:p text:style-name="P12"/>
      <text:p text:style-name="Standard"><text:span text:style-name="T13"><text:tab/></text:span><text:span text:style-name="T14">-<text:s/></text:span><text:span text:style-name="T15">struct Pole ** tworz_plansza(int maxX, int maxY)</text:span></text:p>
      <text:p text:style-name="Standard"><text:tab/>Odpowiedzialna za utworzenie planszy o wymiarach dostosowanych od poziomu.<text:s/><text:tab/>Zapewnia alokację dynamicznej pamięci ograniczonej do szerokości i długości wymiaru<text:s/><text:tab/></text:p>
      <text:p text:style-name="Standard"><text:tab/>tablicy. Na początku każde pole tablicy posiada wartość 0, jest zakryte i nie znajduje się na</text:p>
      <text:p text:style-name="Standard"><text:tab/>flaga. Funkcja pobiera rozmiar tablicy.</text:p>
      <text:p text:style-name="Standard"><text:tab/><text:span text:style-name="T16">- void generuj_plansza(struct Pole ** plansza, int planszaX, int planszaY)</text:span></text:p>
      <text:p text:style-name="Standard"><text:tab/>Funkcja przypisuje każdemu polu jakiś znak:</text:p>
      <text:p text:style-name="Standard"><text:tab/>1) @ -zakryte pole,</text:p>
      <text:p text:style-name="Standard"><text:tab/>2) # - bomba (pole odpowiadające wartości 9),</text:p>
      <text:soft-page-break/>
      <text:p text:style-name="Standard"><text:tab/>3) liczba od 0 do 8 – pole neutralne (ilość otaczających bomb)</text:p>
      <text:p text:style-name="Standard"><text:tab/>4) F – flaga.</text:p>
      <text:p text:style-name="P17"/>
      <text:p text:style-name="Standard"><text:tab/><text:span text:style-name="T18">- void generuj_bomby(struct Pole ** plansza, int x, int y, int liczba_bomb)</text:span></text:p>
      <text:p text:style-name="Standard"><text:tab/>Na początku ilość bomb wynosi 0. Bomby generowane są w sposób losowy, a ich ilość jest<text:s/><text:tab/>pobrana od użytkownika. Polu na którym jest bomba przypisywana jest wartość 9. Pogram</text:p>
      <text:p text:style-name="Standard"><text:tab/>zabezpiecza się również przed wypadkiem wygenerowania 2 lub więcej bomb na jednym</text:p>
      <text:p text:style-name="Standard"><text:tab/>polu. W tej<text:s/>funkcji zawiera się również funkcja generowania pól neutralnych, zwiększająca<text:s/><text:tab/>licznik pól, które otaczają bombę.</text:p>
      <text:p text:style-name="Standard"/>
      <text:p text:style-name="Standard"><text:tab/><text:span text:style-name="T19">- void generuj_pola_neutralne(struct Pole **plansza, int x, int y)</text:span></text:p>
      <text:p text:style-name="Standard"><text:tab/>Pola neutralne dopełniają tablicę, na której wygenerowane zostały wcześniej bomby.</text:p>
      <text:p text:style-name="Standard"><text:tab/>Funkcja sprawdza czy na polu wygenerowana była wcześniej bomba i czy nie wychodzi ono<text:s/><text:tab/>poza rozmiar tablicy. Sprawdza również ona sąsiednie pola i zlicza ilość bomb na<text:s/><text:tab/>sąsiadujących polach.</text:p>
      <text:p text:style-name="Standard"/>
      <text:p text:style-name="Standard"><text:tab/><text:span text:style-name="T20">- int odkrywanie_pola(struct Pole ** plansza, int<text:s/></text:span><text:span text:style-name="T21">x, int y, int planszaX, int planszaY)</text:span></text:p>
      <text:p text:style-name="Standard"><text:tab/>Funkcja sprawdza czy gracz podał współrzędne z zakresu odpowiadającemu poziomowi.</text:p>
      <text:p text:style-name="Standard"><text:tab/>Jeśli nie to należy je podać jeszcze raz, a jeśli tak to odkrywa to pole. W przypadku<text:s/><text:tab/>natrafienia na:</text:p>
      <text:p text:style-name="Standard"><text:tab/>1)bombę – gracz przegrywa,</text:p>
      <text:p text:style-name="Standard"><text:tab/>2)flagę – nic się nie dzieje,</text:p>
      <text:p text:style-name="Standard"><text:tab/>3)pole neutralne – wyświetlana jest liczba (0-8).</text:p>
      <text:p text:style-name="Standard"><text:tab/>Natrafienie na pole o wartości 0 powoduje przeszukanie sąsiednich pól do mentru<text:s/><text:tab/>natrafienia na pole sąsiadujące z bombą. <text:s/></text:p>
      <text:p text:style-name="Standard"/>
      <text:p text:style-name="Standard"><text:tab/><text:span text:style-name="T22">- int ustaw_flage(struct Pole ** plansza, int x, i</text:span><text:span text:style-name="T23">nt y, int planszaX, int planszaY)</text:span></text:p>
      <text:p text:style-name="Standard"><text:tab/>Funkcja służy ustawieniu flag, czyli zablokowaniu wybranych pól. Aby wyznaczyć miejsce,<text:s/><text:tab/>w którym gracz chce ustawić flagę należy podać współrzędne<text:s/>poprzedzone znakiem<text:s/>„-”.</text:p>
      <text:p text:style-name="Standard"><text:s/></text:p>
      <text:p text:style-name="Standard"><text:tab/><text:span text:style-name="T24">- void zniszcz_plansze(struct Pole **pla</text:span><text:span text:style-name="T25">nsza)</text:span></text:p>
      <text:p text:style-name="Standard"><text:tab/>Funkcja odpowiedzialna za zwalnianie wcześniej zaalokowanej pamięci.</text:p>
      <text:p text:style-name="Standard"><text:tab/></text:p>
      <text:p text:style-name="Standard"><text:tab/><text:span text:style-name="T26">- int main()</text:span></text:p>
      <text:p text:style-name="Standard"><text:tab/>Funkcja główna, w której na początku wyświetlana jest komunikat dotyczący wyboru<text:s/><text:tab/>poziomu. W kolejnym kroku program korzysta z funkcji tworzenia planszy oraz<text:s/><text:tab/>generowania bomb. <text:s/>W efekcie w konsoli wyświetlana jest zasłonięta plansza. Program<text:s/><text:tab/>poprzez kolejne komunikaty prosi użytkownika o podanie współrzędnych pola, które ma<text:s/><text:tab/>zostać odkryte. Z każdym krokiem konsola jest odświeżana.</text:p>
      <text:p text:style-name="Standard"/>
      <text:p text:style-name="Standard"><text:span text:style-name="T27">Sposób testowania:<text:s/></text:span>Warunki programu były sprawdzane dla każdego poziomu trudności. Gra działała zgodnie z projektem i oczekiwaniami. Posiada on jednak swoje ograniczenia związane z rozmiarem kons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zkutnik Marek (293275)</dc:creator>
    <meta:creation-date>2018-01-25T20:21:00Z</meta:creation-date>
    <dc:date>2019-04-21T21:57:00Z</dc:date>
    <meta:print-date>2019-04-21T21:57:00Z</meta:print-date>
    <meta:template xlink:href="Normal.dotm" xlink:type="simple"/>
    <meta:editing-cycles>6</meta:editing-cycles>
    <meta:editing-duration>PT1260S</meta:editing-duration>
    <meta:document-statistic meta:page-count="2" meta:paragraph-count="9" meta:word-count="671" meta:character-count="4694" meta:row-count="33" meta:non-whitespace-character-count="4032"/>
  </office:meta>
</office:document-meta>
</file>